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30_11-12-39_000.jpg</text:p>
          </table:table-cell>
          <table:table-cell table:style-name="ce11" office:value-type="string">
            <text:p>:m RES 1*2 / free# JVEMV6 68#_id=MJLM:2 / 68. theoretical-physics(tp) / w=~,topics=フーリエが見つけたという三角級数,other=q+:(2k+1)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RES 1*2 / free# JVEMV6 68#_id=MJLM:2 / 68. theoretical-physics(tp) / w=~,topics=フーリエが見つけたという三角級数,other=q+:(2k+1)">
            <text:p>:m RES 1*2 / free# JVEMV6 68#_id=MJLM:2 / 68. theoretical-physics(tp) / w=~,topics=フーリエが見つけたという三角級数,other=q+:(2k+1)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30_11-12-59_000.jpg</text:p>
          </table:table-cell>
          <table:table-cell table:style-name="ce11" office:value-type="string">
            <text:p>:m RES 2*2 / free# JVEMV6 68#_id=MJLM:2 / 68. theoretical-physics(tp) / w=~,topics=フーリエが見つけたという三角級数,other=~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2*2 / free# JVEMV6 68#_id=MJLM:2 / 68. theoretical-physics(tp) / w=~,topics=フーリエが見つけたという三角級数,other=~ / N+">
            <text:p>:m RES 2*2 / free# JVEMV6 68#_id=MJLM:2 / 68. theoretical-physics(tp) / w=~,topics=フーリエが見つけたという三角級数,other=~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30_13-01-12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30_16-07-42_000.jpg</text:p>
          </table:table-cell>
          <table:table-cell table:style-name="ce11" office:value-type="string">
            <text:p>:PHOTO 記録 / PC画面 / デスクトップPC / for=れいわ新選組 / 寄付金、入金 / amount=JPY:3000, other=衆議院議員選挙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PHOTO 記録 / PC画面 / デスクトップPC / for=れいわ新選組 / 寄付金、入金 / amount=JPY:3000, other=衆議院議員選挙">
            <text:p>:PHOTO 記録 / PC画面 / デスクトップPC / for=れいわ新選組 / 寄付金、入金 / amount=JPY:3000, other=衆議院議員選挙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30_16-08-45_000.jpg</text:p>
          </table:table-cell>
          <table:table-cell table:style-name="ce11" office:value-type="string">
            <text:p>:PHOTO 記録 / PC画面 / デスクトップPC / for=日本共産党 / 寄付金、入金 / amount=JPY:3000, other=衆議院議員選挙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PHOTO 記録 / PC画面 / デスクトップPC / for=日本共産党 / 寄付金、入金 / amount=JPY:3000, other=衆議院議員選挙">
            <text:p>:PHOTO 記録 / PC画面 / デスクトップPC / for=日本共産党 / 寄付金、入金 / amount=JPY:3000, other=衆議院議員選挙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30_16-08-55_000.jpg</text:p>
          </table:table-cell>
          <table:table-cell table:style-name="ce11" office:value-type="string">
            <text:p>:PHOTO 記録 / PC画面 / デスクトップPC / for=れいわ新選組 / 寄付金、入金 / amount=JPY:3000, other=衆議院議員選挙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PHOTO 記録 / PC画面 / デスクトップPC / for=れいわ新選組 / 寄付金、入金 / amount=JPY:3000, other=衆議院議員選挙">
            <text:p>:PHOTO 記録 / PC画面 / デスクトップPC / for=れいわ新選組 / 寄付金、入金 / amount=JPY:3000, other=衆議院議員選挙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30_16-09-32_000.jpg</text:p>
          </table:table-cell>
          <table:table-cell table:style-name="ce11" office:value-type="string">
            <text:p>:PHOTO 記録 / PC画面 / デスクトップPC / for=日本共産党 / 寄付金、入金 / amount=JPY:3000, other=衆議院議員選挙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PHOTO 記録 / PC画面 / デスクトップPC / for=日本共産党 / 寄付金、入金 / amount=JPY:3000, other=衆議院議員選挙">
            <text:p>:PHOTO 記録 / PC画面 / デスクトップPC / for=日本共産党 / 寄付金、入金 / amount=JPY:3000, other=衆議院議員選挙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30_16-11-47_000.jpg</text:p>
          </table:table-cell>
          <table:table-cell table:style-name="ce11" office:value-type="string">
            <text:p>:PHOTO 記録 / PC画面 / デスクトップPC / for=日本共産党 / 寄付金、入金 / amount=JPY:3000, other=衆議院議員選挙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PHOTO 記録 / PC画面 / デスクトップPC / for=日本共産党 / 寄付金、入金 / amount=JPY:3000, other=衆議院議員選挙">
            <text:p>:PHOTO 記録 / PC画面 / デスクトップPC / for=日本共産党 / 寄付金、入金 / amount=JPY:3000, other=衆議院議員選挙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30_16-12-31_000.jpg</text:p>
          </table:table-cell>
          <table:table-cell table:style-name="ce11" office:value-type="string">
            <text:p>:PHOTO 記録 / PC画面 / デスクトップPC / for=日本共産党 / 寄付金、入金 / amount=JPY:3000, other=衆議院議員選挙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PHOTO 記録 / PC画面 / デスクトップPC / for=日本共産党 / 寄付金、入金 / amount=JPY:3000, other=衆議院議員選挙">
            <text:p>:PHOTO 記録 / PC画面 / デスクトップPC / for=日本共産党 / 寄付金、入金 / amount=JPY:3000, other=衆議院議員選挙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30_16-12-31_001.jpg</text:p>
          </table:table-cell>
          <table:table-cell table:style-name="ce19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30_16-12-48_000.jpg</text:p>
          </table:table-cell>
          <table:table-cell table:style-name="ce11" office:value-type="string">
            <text:p>:PHOTO 記録 / PC画面 / デスクトップPC / for=日本共産党 / 寄付金、入金 / amount=JPY:3000, other=衆議院議員選挙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PHOTO 記録 / PC画面 / デスクトップPC / for=日本共産党 / 寄付金、入金 / amount=JPY:3000, other=衆議院議員選挙">
            <text:p>:PHOTO 記録 / PC画面 / デスクトップPC / for=日本共産党 / 寄付金、入金 / amount=JPY:3000, other=衆議院議員選挙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30_16-15-15_000.jpg</text:p>
          </table:table-cell>
          <table:table-cell table:style-name="ce11" office:value-type="string">
            <text:p>:PHOTO 記録 / PC画面 / デスクトップPC / for=れいわ新選組 / 寄付金、入金 / amount=JPY:3000, other=衆議院議員選挙</text:p>
          </table:table-cell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PHOTO 記録 / PC画面 / デスクトップPC / for=れいわ新選組 / 寄付金、入金 / amount=JPY:3000, other=衆議院議員選挙">
            <text:p>:PHOTO 記録 / PC画面 / デスクトップPC / for=れいわ新選組 / 寄付金、入金 / amount=JPY:3000, other=衆議院議員選挙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30_16-15-16_000.jpg</text:p>
          </table:table-cell>
          <table:table-cell table:style-name="ce19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30_16-15-26_000.jpg</text:p>
          </table:table-cell>
          <table:table-cell table:style-name="ce19" office:value-type="string">
            <text:p>-*</text:p>
          </table:table-cell>
          <table:table-cell table:style-name="ce18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30_16-16-45_000.jpg</text:p>
          </table:table-cell>
          <table:table-cell table:style-name="ce11" office:value-type="string">
            <text:p>:PHOTO 記録 / PC画面 / デスクトップPC / for=れいわ新選組 / 寄付金、入金 / amount=JPY:3000, other=衆議院議員選挙</text:p>
          </table:table-cell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PHOTO 記録 / PC画面 / デスクトップPC / for=れいわ新選組 / 寄付金、入金 / amount=JPY:3000, other=衆議院議員選挙">
            <text:p>:PHOTO 記録 / PC画面 / デスクトップPC / for=れいわ新選組 / 寄付金、入金 / amount=JPY:3000, other=衆議院議員選挙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30_16-16-55_000.jpg</text:p>
          </table:table-cell>
          <table:table-cell table:style-name="ce11" office:value-type="string">
            <text:p>:PHOTO 記録 / PC画面 / デスクトップPC / for=れいわ新選組 / 寄付金、入金 / amount=JPY:3000, other=衆議院議員選挙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PHOTO 記録 / PC画面 / デスクトップPC / for=れいわ新選組 / 寄付金、入金 / amount=JPY:3000, other=衆議院議員選挙">
            <text:p>:PHOTO 記録 / PC画面 / デスクトップPC / for=れいわ新選組 / 寄付金、入金 / amount=JPY:3000, other=衆議院議員選挙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0-30_16-17-49_000.jpg</text:p>
          </table:table-cell>
          <table:table-cell table:style-name="ce11" office:value-type="string">
            <text:p>:PHOTO 記録 / PC画面 / デスクトップPC / for=日本共産党 / 寄付金、入金 / amount=JPY:3000, other=衆議院議員選挙</text:p>
          </table:table-cell>
          <table:table-cell table:style-name="ce11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PHOTO 記録 / PC画面 / デスクトップPC / for=日本共産党 / 寄付金、入金 / amount=JPY:3000, other=衆議院議員選挙">
            <text:p>:PHOTO 記録 / PC画面 / デスクトップPC / for=日本共産党 / 寄付金、入金 / amount=JPY:3000, other=衆議院議員選挙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10-30_16-17-57_000.jpg</text:p>
          </table:table-cell>
          <table:table-cell table:style-name="ce11" office:value-type="string">
            <text:p>:PHOTO 記録 / PC画面 / デスクトップPC / for=日本共産党 / 寄付金、入金 / amount=JPY:3000, other=衆議院議員選挙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PHOTO 記録 / PC画面 / デスクトップPC / for=日本共産党 / 寄付金、入金 / amount=JPY:3000, other=衆議院議員選挙">
            <text:p>:PHOTO 記録 / PC画面 / デスクトップPC / for=日本共産党 / 寄付金、入金 / amount=JPY:3000, other=衆議院議員選挙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10-30_16-18-18_000.jpg</text:p>
          </table:table-cell>
          <table:table-cell table:style-name="ce11" office:value-type="string">
            <text:p>:PHOTO 記録 / PC画面 / デスクトップPC / for=日本共産党 / 寄付金、入金 / amount=JPY:3000, other=衆議院議員選挙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PHOTO 記録 / PC画面 / デスクトップPC / for=日本共産党 / 寄付金、入金 / amount=JPY:3000, other=衆議院議員選挙">
            <text:p>:PHOTO 記録 / PC画面 / デスクトップPC / for=日本共産党 / 寄付金、入金 / amount=JPY:3000, other=衆議院議員選挙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10-30_16-18-22_000.jpg</text:p>
          </table:table-cell>
          <table:table-cell table:style-name="ce11" office:value-type="string">
            <text:p>:PHOTO 記録 / PC画面 / デスクトップPC / for=日本共産党 / 寄付金、入金 / amount=JPY:3000, other=衆議院議員選挙</text:p>
          </table:table-cell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PHOTO 記録 / PC画面 / デスクトップPC / for=日本共産党 / 寄付金、入金 / amount=JPY:3000, other=衆議院議員選挙">
            <text:p>:PHOTO 記録 / PC画面 / デスクトップPC / for=日本共産党 / 寄付金、入金 / amount=JPY:3000, other=衆議院議員選挙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2021-10-30_17-35-05_000.jpg</text:p>
          </table:table-cell>
          <table:table-cell table:style-name="ce11" office:value-type="string">
            <text:p>:m 東和 PHOTO / 211029f / 矢口渡駅 / 新蒲田２丁目新築工事 / １名（他に、斉藤さん：渋谷営業所） / 協和日成神奈川東営業所（湯建） / 日誌</text:p>
          </table:table-cell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m 東和 PHOTO / 211029f / 矢口渡駅 / 新蒲田２丁目新築工事 / １名（他に、斉藤さん：渋谷営業所） / 協和日成神奈川東営業所（湯建） / 日誌">
            <text:p>:m 東和 PHOTO / 211029f / 矢口渡駅 / 新蒲田２丁目新築工事 / １名（他に、斉藤さん：渋谷営業所） / 協和日成神奈川東営業所（湯建） / 日誌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2021-10-30_18-05-56_000.jpg</text:p>
          </table:table-cell>
          <table:table-cell table:style-name="ce18" office:value-type="string">
            <text:p>:m RES 1*1 / free# JVEMV6 68#_id=MJLM:3 / 68. theoretical-physics(tp) / w=~,topics=フーリエが見つけたという三角級数；チェビシェフ多項式,other=q+:open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m RES 1*1 / free# JVEMV6 68#_id=MJLM:3 / 68. theoretical-physics(tp) / w=~,topics=フーリエが見つけたという三角級数；チェビシェフ多項式,other=q+:open / N+">
            <text:p>:m RES 1*1 / free# JVEMV6 68#_id=MJLM:3 / 68. theoretical-physics(tp) / w=~,topics=フーリエが見つけたという三角級数；チェビシェフ多項式,other=q+:open / N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string">
            <text:p>2021-10-30_20-52-49_000.jpg</text:p>
          </table:table-cell>
          <table:table-cell table:style-name="ce11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2021-10-31_00-54-41_000.jpg</text:p>
          </table:table-cell>
          <table:table-cell table:style-name="ce11" office:value-type="string">
            <text:p>:PHOTO 記録 / 経過記録；作ったもの / food=焼酎漬け / material=セージ,liquor=麦焼酎：??ml,time=~,container=silver-cap-large / type=~,other=二日漬け；セージを取り出したあと、色が変化するかを、記録したい,id=2021-10-31_00-54-41_000.jpg</text:p>
          </table:table-cell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string" office:string-value=":PHOTO 記録 / 経過記録；作ったもの / food=焼酎漬け / material=セージ,liquor=麦焼酎：??ml,time=~,container=silver-cap-large / type=~,other=二日漬け；セージを取り出したあと、色が変化するかを、記録したい,id=2021-10-31_00-54-41_000.jpg">
            <text:p>:PHOTO 記録 / 経過記録；作ったもの / food=焼酎漬け / material=セージ,liquor=麦焼酎：??ml,time=~,container=silver-cap-large / type=~,other=二日漬け；セージを取り出したあと、色が変化するかを、記録したい,id=2021-10-31_00-54-41_000.jpg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10-31_01-07-14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10-31_05-45-08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10-31_07-03-30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28]=&quot;&quot;;[.C28];CONCATENATE([.C28];&quot; / &quot;;[.E28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30_18-36-03_000.mp4</text:p>
          </table:table-cell>
          <table:table-cell table:style-name="ce19" office:value-type="string">
            <text:p>:VIDEO / @自室 / 記録 / jap.flute / 演奏、play / R=1 / atom,notes=~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string" office:string-value=":VIDEO / @自室 / 記録 / jap.flute / 演奏、play / R=1 / atom,notes=~,Re+">
            <text:p>:VIDEO / @自室 / 記録 / jap.flute / 演奏、play / R=1 / atom,notes=~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30_18-38-23_000.mp4</text:p>
          </table:table-cell>
          <table:table-cell table:style-name="ce19" office:value-type="string">
            <text:p>:VIDEO / @自室 / 記録 / jap.flute / 演奏、play / R=2 / todays-melody,i.f.=2021-10-30_18-36-03_000.mp4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string" office:string-value=":VIDEO / @自室 / 記録 / jap.flute / 演奏、play / R=2 / todays-melody,i.f.=2021-10-30_18-36-03_000.mp4,Re+">
            <text:p>:VIDEO / @自室 / 記録 / jap.flute / 演奏、play / R=2 / todays-melody,i.f.=2021-10-30_18-36-03_000.mp4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30_18-56-58_000.mp4</text:p>
          </table:table-cell>
          <table:table-cell table:style-name="ce11" office:value-type="string">
            <text:p>:VIDEO / @自室 / 記録 / jap.flute / 演奏、play / R=3 / todays-melody,genr=お囃子,other=range:大甲</text:p>
          </table:table-cell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string" office:string-value=":VIDEO / @自室 / 記録 / jap.flute / 演奏、play / R=3 / todays-melody,genr=お囃子,other=range:大甲">
            <text:p>:VIDEO / @自室 / 記録 / jap.flute / 演奏、play / R=3 / todays-melody,genr=お囃子,other=range:大甲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:PHOTO 記録 / 経過記録；作ったもの / food=焼酎漬け / material=セージ,liquor=麦焼酎：??ml,time=~,container=silver-cap-large / type=~,other=二日漬け；セージを取り出したあと、色が変化するかを、記録したい,id=2021-10-31_00-54-41_000.jpg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31">2021/10/31</text:date>, <text:time>08:59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31T08:59:26.91</dc:date>
    <dc:creator>iwabuchi ken</dc:creator>
    <meta:editing-duration>P39DT6H33M2S</meta:editing-duration>
    <meta:editing-cycles>13674</meta:editing-cycles>
    <meta:document-statistic meta:table-count="1" meta:cell-count="471" meta:object-count="0"/>
  </office:meta>
</office:document-meta>
</file>